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41d9" officeooo:paragraph-rsid="001941d9"/>
    </style:style>
    <style:style style:name="P2" style:family="paragraph" style:parent-style-name="Standard">
      <style:text-properties officeooo:rsid="001a9401" officeooo:paragraph-rsid="001a9401"/>
    </style:style>
    <style:style style:name="P3" style:family="paragraph" style:parent-style-name="Standard">
      <style:text-properties fo:font-weight="bold" officeooo:rsid="001a9401" officeooo:paragraph-rsid="001a9401" style:font-weight-asian="bold" style:font-weight-complex="bold"/>
    </style:style>
    <style:style style:name="P4" style:family="paragraph" style:parent-style-name="Standard">
      <style:text-properties officeooo:rsid="001b6d57" officeooo:paragraph-rsid="001b6d57"/>
    </style:style>
    <style:style style:name="P5" style:family="paragraph" style:parent-style-name="Standard">
      <style:text-properties style:text-underline-style="solid" style:text-underline-width="auto" style:text-underline-color="font-color" officeooo:rsid="001c9dea" officeooo:paragraph-rsid="001c9dea"/>
    </style:style>
    <style:style style:name="P6" style:family="paragraph" style:parent-style-name="Standard">
      <style:text-properties style:text-underline-style="none" officeooo:rsid="001c9dea" officeooo:paragraph-rsid="001c9dea"/>
    </style:style>
    <style:style style:name="P7" style:family="paragraph" style:parent-style-name="Standard" style:list-style-name="L1">
      <style:text-properties officeooo:rsid="001b6d57" officeooo:paragraph-rsid="001b6d57"/>
    </style:style>
    <style:style style:name="P8" style:family="paragraph" style:parent-style-name="Standard" style:list-style-name="L2">
      <style:text-properties style:text-underline-style="none" officeooo:rsid="001c9dea" officeooo:paragraph-rsid="001c9dea"/>
    </style:style>
    <style:style style:name="P9" style:family="paragraph" style:parent-style-name="Standard" style:list-style-name="L3">
      <style:text-properties style:text-underline-style="none" officeooo:rsid="001c9dea" officeooo:paragraph-rsid="001c9dea"/>
    </style:style>
    <style:style style:name="P10" style:family="paragraph" style:parent-style-name="Standard">
      <style:text-properties style:text-underline-style="none" officeooo:rsid="001c9dea" officeooo:paragraph-rsid="001c9dea"/>
    </style:style>
    <style:style style:name="P11" style:family="paragraph" style:parent-style-name="Standard">
      <style:text-properties style:text-underline-style="none" officeooo:rsid="001dde17" officeooo:paragraph-rsid="001dde17"/>
    </style:style>
    <style:style style:name="P12" style:family="paragraph" style:parent-style-name="Standard">
      <style:text-properties style:text-underline-style="none" officeooo:rsid="001ea477" officeooo:paragraph-rsid="001ea477"/>
    </style:style>
    <style:style style:name="P13" style:family="paragraph" style:parent-style-name="Standard">
      <style:text-properties style:text-underline-style="none" officeooo:rsid="001f9b7a" officeooo:paragraph-rsid="001f9b7a"/>
    </style:style>
    <style:style style:name="P14" style:family="paragraph" style:parent-style-name="Standard">
      <style:text-properties style:text-underline-style="none" officeooo:rsid="00284658" officeooo:paragraph-rsid="00284658"/>
    </style:style>
    <style:style style:name="P15" style:family="paragraph" style:parent-style-name="Standard">
      <style:text-properties style:text-underline-style="none" officeooo:rsid="0029aa6b" officeooo:paragraph-rsid="0029aa6b"/>
    </style:style>
    <style:style style:name="P16" style:family="paragraph" style:parent-style-name="Standard" style:list-style-name="L4">
      <style:text-properties style:text-underline-style="none" officeooo:rsid="002a4ecc" officeooo:paragraph-rsid="002a4ecc"/>
    </style:style>
    <style:style style:name="P17" style:family="paragraph" style:parent-style-name="Standard">
      <style:text-properties style:text-underline-style="none" officeooo:rsid="002bce19" officeooo:paragraph-rsid="002bce19"/>
    </style:style>
    <style:style style:name="P18" style:family="paragraph" style:parent-style-name="Standard">
      <style:text-properties style:text-underline-style="solid" style:text-underline-width="auto" style:text-underline-color="font-color" officeooo:rsid="00284658" officeooo:paragraph-rsid="002846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9dea"/>
    </style:style>
    <style:style style:name="T4" style:family="text">
      <style:text-properties officeooo:rsid="001ea477"/>
    </style:style>
    <style:style style:name="T5" style:family="text">
      <style:text-properties officeooo:rsid="001f9b7a"/>
    </style:style>
    <style:style style:name="T6" style:family="text">
      <style:text-properties officeooo:rsid="002d16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1:</text:p>
      <text:p text:style-name="P1">3000 word report details on moodle site for this module +/- 10% first week of lent term</text:p>
      <text:p text:style-name="P1">key issue slides (mention in CW)</text:p>
      <text:p text:style-name="P1"/>
      <text:p text:style-name="P1"><text:span text:style-name="T2">Technolgy</text:span> changing over time <text:span text:style-name="T3">(evolution)</text:span></text:p>
      <text:p text:style-name="P1">industry changing over time</text:p>
      <text:p text:style-name="P1">markets change over time</text:p>
      <text:p text:style-name="P3"/>
      <text:p text:style-name="P3">Science</text:p>
      <text:p text:style-name="P3">Technology</text:p>
      <text:p text:style-name="P2"><text:span text:style-name="T1">Invention</text:span> – first apperance of a thing</text:p>
      <text:p text:style-name="P2"><text:span text:style-name="T1">Innovation</text:span> – making a thing used</text:p>
      <text:p text:style-name="P2"><text:s/>e.g electric kettle, bimetalic disk to switch of at 100degC is invention. Innovation is getting every producer in the world to put them in their electric kettles</text:p>
      <text:p text:style-name="P2"/>
      <text:p text:style-name="P2"><text:span text:style-name="T1">Diffusion</text:span> – Adopted more widely. How inventions move through society.</text:p>
      <text:p text:style-name="P2"/>
      <text:p text:style-name="P2"><text:span text:style-name="T1">Technology</text:span> <text:span text:style-name="T1">management</text:span> – all the above</text:p>
      <text:p text:style-name="P2"/>
      <text:p text:style-name="P2">USE DEFINITIONS</text:p>
      <text:p text:style-name="P2"/>
      <text:p text:style-name="P4">Context really matters – Firms operate in a context – PEST (see OB) See slides</text:p>
      <text:p text:style-name="P4"/>
      <text:p text:style-name="P4">Outer ring is hard to predict (e.g economy)</text:p>
      <text:p text:style-name="P4"/>
      <text:list xml:id="list3942594133" text:style-name="L1">
        <text:list-item>
          <text:p text:style-name="P7">Herd behaviour with investors (dotcom boom)</text:p>
        </text:list-item>
        <text:list-item>
          <text:p text:style-name="P7">Tech diffuses faster now than 100 years ago</text:p>
        </text:list-item>
        <text:list-item>
          <text:p text:style-name="P7">Population will change what target audiences are (e.g aging population, like Japan – lots of technologies for living at home when old not in hospital)</text:p>
        </text:list-item>
        <text:list-item>
          <text:p text:style-name="P7">Technology trends can change very rapidly and have large imapcts</text:p>
        </text:list-item>
      </text:list>
      <text:p text:style-name="P4"/>
      <text:p text:style-name="P5">Technology evolution:</text:p>
      <text:list xml:id="list1411238235" text:style-name="L2">
        <text:list-item>
          <text:p text:style-name="P8">How much effort – hard to measure</text:p>
        </text:list-item>
        <text:list-item>
          <text:p text:style-name="P8">How much investment – hard to measure</text:p>
        </text:list-item>
        <text:list-item>
          <text:p text:style-name="P8">Time is therefore used for performance vs time/effort/investment</text:p>
        </text:list-item>
      </text:list>
      <text:p text:style-name="P6"/>
      <text:p text:style-name="P6">Performance graph:</text:p>
      <text:p text:style-name="P6">S-curve:</text:p>
      <text:list xml:id="list678980032" text:style-name="L3">
        <text:list-item>
          <text:p text:style-name="P9">Early adopters</text:p>
        </text:list-item>
        <text:list-item>
          <text:p text:style-name="P9">Big boom</text:p>
        </text:list-item>
        <text:list-item>
          <text:p text:style-name="P9">plateau when don’t feel can do anything more</text:p>
        </text:list-item>
        <text:list-item>
          <text:p text:style-name="P9">Not that useful for actual prediction as large graph actually made up of small s-curves</text:p>
        </text:list-item>
      </text:list>
      <text:p text:style-name="P6"/>
      <text:p text:style-name="P11">Display Technologies:</text:p>
      <text:p text:style-name="P11"/>
      <text:p text:style-name="P11">CRT <text:s/>- used for oscilloscopes, radar, TV</text:p>
      <text:p text:style-name="P11">LCD -Watches, calcs. <text:span text:style-name="T4">Enabled ‘portable’ computers </text:span></text:p>
      <text:p text:style-name="P11"/>
      <text:p text:style-name="P12">As people like stuff more people invest and they get better and cheaper</text:p>
      <text:p text:style-name="P12"/>
      <text:p text:style-name="P12">LCD then was in colour laptops. Could it replace TV? No not good with video </text:p>
      <text:p text:style-name="P12"/>
      <text:p text:style-name="P12">More investment – flat screen TV! At what point should you be nervous about making your technology obsolete</text:p>
      <text:p text:style-name="P12"/>
      <text:p text:style-name="P12">Then OLED-LEP – more robust and consume less energy</text:p>
      <text:p text:style-name="P12"/>
      <text:p text:style-name="P12"><text:soft-page-break/>How to know what to invest in? Can’t invest in them all. And sometimes at different levels of maturity. Turbulance is when multiple competing technologies.</text:p>
      <text:p text:style-name="P12"/>
      <text:p text:style-name="P12">Kodak – <text:span text:style-name="T5">customers told them needed better quality, and digital was worse so didn’t invest – but it was easy to use and manipulate: LESSON: look at more than 1 axis for the s-graph e.g manipulablity and then also image quality. Classic case study. Had technology for digital cameras but didn’t invest and couldn’t change their company fast enough</text:span></text:p>
      <text:p text:style-name="P12"/>
      <text:p text:style-name="P13">CW IMPORTANT:<text:line-break/>Sustaining and disruptive Innovations:</text:p>
      <text:p text:style-name="P13"/>
      <text:p text:style-name="P13">Sustaining – customers tell what want and they do that</text:p>
      <text:p text:style-name="P13"/>
      <text:p text:style-name="P13">Disruptive – Product performance may be worse but presents new value proposition. - e.g early mobile phone – not as good as what’s out there but one benefit – no wires.</text:p>
      <text:p text:style-name="P13"/>
      <text:p text:style-name="P14">The innovators dilema shows sustaining and disruptive – over time disruptive can become as good as sustained --- line is disruptive solid line is sustaining</text:p>
      <text:p text:style-name="P14"/>
      <text:p text:style-name="P18">Industry evolution:</text:p>
      <text:p text:style-name="P14">Horse and cart traditional. Internal combustion engine replaced it. Sounds insane if describe change but was what took off. Why – petrol readily available. </text:p>
      <text:p text:style-name="P14"/>
      <text:p text:style-name="P14">Computers – didn’t communicate with each other as different operating systems. Then microsoft took over. Hard to develop as software developer if lots of OS. Therefore want a dominant OS so can develop lots of apps for only one OS. <text:s/>However, shift to mobile is a threat to them.</text:p>
      <text:p text:style-name="P14"/>
      <text:p text:style-name="P15">Mobile phones:</text:p>
      <text:p text:style-name="P15"/>
      <text:p text:style-name="P15">Who buys them:</text:p>
      <text:p text:style-name="P15"/>
      <text:list xml:id="list778561816" text:style-name="L4">
        <text:list-item>
          <text:p text:style-name="P16">business people</text:p>
        </text:list-item>
        <text:list-item>
          <text:p text:style-name="P16">status symbols (initially needed a lot of money to get them)</text:p>
        </text:list-item>
        <text:list-item>
          <text:p text:style-name="P16">Nowadays buy them because they’re useful. SHIFT in buyers</text:p>
        </text:list-item>
      </text:list>
      <text:p text:style-name="P17"/>
      <text:p text:style-name="P17">Apple made a Personal Digital Assistant (PDA) – only brought by technologists</text:p>
      <text:p text:style-name="P17">Reason didn’t go mainstream was because did too much and was a bit slow. Was over engineered.</text:p>
      <text:p text:style-name="P17">Too early example of Moore’s chasm – between visionaries and pragmatists – people that buy it because think it will be future verses people who say why do I need it, convince me?</text:p>
      <text:p text:style-name="P17"/>
      <text:p text:style-name="P17">Graph of buyer types – use the names in CW</text:p>
      <text:p text:style-name="P17"/>
      <text:p text:style-name="P17">Gregory Paper – read for CW <text:span text:style-name="T6">Think of what activities fit within each of the headings</text:span></text:p>
      <text:p text:style-name="P17"/>
      <text:p text:style-name="P6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8:15.785760929</meta:creation-date>
    <dc:date>2017-10-10T19:11:22.994582407</dc:date>
    <meta:editing-duration>PT1H51M20S</meta:editing-duration>
    <meta:editing-cycles>7</meta:editing-cycles>
    <meta:generator>LibreOffice/5.3.6.1$Linux_X86_64 LibreOffice_project/30$Build-1</meta:generator>
    <meta:document-statistic meta:table-count="0" meta:image-count="0" meta:object-count="0" meta:page-count="2" meta:paragraph-count="56" meta:word-count="628" meta:character-count="3785" meta:non-whitespace-character-count="3196"/>
  </office:meta>
</office:document-meta>
</file>